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WithExclusionTests.byTypeAutowireWith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WithExclusionTests.constructorAutowireWithAutoSelf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wireWithExclusionTests.byTypeAutowireWithSelectiveIn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WithExclusionTests.byTypeAutowireWithPrimaryInPar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wireWithExclusionTests.byTypeAutowireWith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WithExclusionTests.byTypeAutowireWithPrimaryInParentAnd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utowireWithExclusionTests.getBeanFactory( String config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WithExclusionTests.constructorAutowireWith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WithExclusionTests.byTypeAutowireWithPrimaryOverridingPar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wireWithExclusionTests.byTypeAutowireWithExclusionInPar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owireWithExclusionTests.byTypeAutowireWithAutoSelf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